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0ad25" officeooo:paragraph-rsid="0000ad2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00ad25" officeooo:paragraph-rsid="0000ad25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00ad25" officeooo:paragraph-rsid="0000ad25" style:font-style-asian="normal" style:font-weight-asian="normal" style:font-style-complex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0ad25" officeooo:paragraph-rsid="0000ad25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74e94" officeooo:paragraph-rsid="00074e94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11960d" officeooo:paragraph-rsid="0011960d" style:font-style-asian="normal" style:font-weight-asian="normal" style:font-style-complex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c2eba" officeooo:paragraph-rsid="000c2eba" fo:background-color="#ffff00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111d7" officeooo:paragraph-rsid="000111d7" fo:background-color="#ffff00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2a6f9" officeooo:paragraph-rsid="0002a6f9" fo:background-color="#ffff00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12cd1f" officeooo:paragraph-rsid="0012cd1f" fo:background-color="#ffff00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12cd1f" officeooo:paragraph-rsid="0012cd1f" fo:background-color="transparent" style:font-style-asian="normal" style:font-weight-asian="normal" style:font-style-complex="normal" style:font-weight-complex="normal"/>
    </style:style>
    <style:style style:name="T1" style:family="text">
      <style:text-properties officeooo:rsid="00074e94"/>
    </style:style>
    <style:style style:name="T2" style:family="text">
      <style:text-properties officeooo:rsid="000e2fca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0e2fca" fo:background-color="#ffff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as y Recordatorios del proyecto del Laboratorio de Programacion 3</text:p>
      <text:p text:style-name="P1"/>
      <text:p text:style-name="P2"/>
      <text:list xml:id="list2013031154850478901" text:style-name="L1">
        <text:list-item>
          <text:p text:style-name="P4"><text:span text:style-name="T3">Hacer los funciones en el main para la sele</text:span>cción de consolas <text:span text:style-name="T1">para las clases hijas</text:span>.</text:p>
        </text:list-item>
        <text:list-item>
          <text:p text:style-name="P10">Hacer una funcion en el main para el control de numero de serie.</text:p>
        </text:list-item>
        <text:list-item>
          <text:p text:style-name="P11">Corregir en la consola que debe de ir la cantidad de consolas a ingresar.</text:p>
        </text:list-item>
        <text:list-item>
          <text:p text:style-name="P6">Terminar las opciones de menu principal.</text:p>
        </text:list-item>
        <text:list-item>
          <text:p text:style-name="P7">Corregir las clases hijas de consolas.</text:p>
        </text:list-item>
        <text:list-item>
          <text:p text:style-name="P7">Corregir la clase de videosjuegos y sus hijas con respecto a la consola.</text:p>
        </text:list-item>
        <text:list-item>
          <text:p text:style-name="P4">Hacer las funciones en el main para los videojuegos. //<text:span text:style-name="T1">Quizas</text:span></text:p>
        </text:list-item>
        <text:list-item>
          <text:p text:style-name="P4">Realizar las investigaciones sobre archivos binarios y de textos en c++.</text:p>
        </text:list-item>
        <text:list-item>
          <text:p text:style-name="P5"><text:span text:style-name="T3">Hacer en el main el co</text:span><text:span text:style-name="T4">digo</text:span><text:span text:style-name="T3"> de</text:span> archivo de texto <text:span text:style-name="T2">y binario</text:span>.</text:p>
        </text:list-item>
        <text:list-item>
          <text:p text:style-name="P8">Continuar trabajando con el makefile.</text:p>
        </text:list-item>
        <text:list-item>
          <text:p text:style-name="P9">Continuar con las clases de videojuegos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08:35:31.982446123</meta:creation-date>
    <dc:date>2017-03-05T15:00:22.083284977</dc:date>
    <meta:editing-duration>PT21H18M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32" meta:character-count="716" meta:non-whitespace-character-count="607"/>
  </office:meta>
</office:document-meta>
</file>